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9.897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7.193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MT" fo:font-size="10pt" style:font-name-asian="ArialMT" style:font-name-complex="ArialMT" style:font-size-asian="10pt" style:font-size-complex="10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1" office:value-type="string" calcext:value-type="string">
            <text:p>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(cf. Note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3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A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pan text:style-name="T1">ATTENTION, l</text:span><text:span text:style-name="T2">’extension </text:span><text:span text:style-name="T1">est obligatoire </text:span><text:span text:style-name="T2">lorsqu’</text:span><text:span text:style-name="T1">elle Existe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5:04.6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5:33.730000000</dc:date>
    <meta:editing-duration>PT1H38M44S</meta:editing-duration>
    <meta:editing-cycles>10</meta:editing-cycles>
    <meta:document-statistic meta:table-count="1" meta:cell-count="469" meta:object-count="0"/>
  </office:meta>
</office:document-meta>
</file>